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margin-top="0.0402in" fo:margin-bottom="0.0402in" fo:text-align="start" style:justify-single-word="false"/>
      <style:text-properties fo:font-size="6pt" style:font-size-asian="6pt" style:font-size-complex="6pt"/>
    </style:style>
    <style:style style:name="P3" style:family="paragraph" style:parent-style-name="Standard">
      <style:paragraph-properties fo:margin-top="0.0402in" fo:margin-bottom="0.0402in" fo:text-align="start" style:justify-single-word="false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Annotations</text:p>
      <text:p text:style-name="P2"/>
      <text:p text:style-name="P3">1. @Repository</text:p>
      <text:p text:style-name="P3"><text:tab/>Annotate all the DAO classes with @Repository. All the database access logic is written in DAO Classes.</text:p>
      <text:p text:style-name="P2"/>
      <text:p text:style-name="P3">2. @Component</text:p>
      <text:p text:style-name="P3"><text:tab/>@Component is a generic stereotype for any spring managed components. @Repository, @Service and @Controller are specializations of @component for more specific uses cases.</text:p>
      <text:p text:style-name="P2"/>
      <text:p text:style-name="P3">3. @Service</text:p>
      <text:p text:style-name="P3"><text:tab/>Annotate all the service classes with @Service. All your Business logic should be in service classes.</text:p>
      <text:p text:style-name="P2"/>
      <text:p text:style-name="P3">4. @Controller</text:p>
      <text:p text:style-name="P3"><text:s/><text:tab/>Annotate the classes with URL mapping with @Controller.</text:p>
      <text:p text:style-name="P2"/>
      <text:p text:style-name="P3">5. @Required</text:p>
      <text:p text:style-name="P3"><text:tab/>Annotate bean property setter methods with @Required. It indicates that the affected bean property must be populated in XML file at configuration time.</text:p>
      <text:p text:style-name="P2"/>
      <text:p text:style-name="P3">6. @Autowired</text:p>
      <text:p text:style-name="P3"><text:tab/>Annotate constructor or variable with @Autowired. Which indicates that the property elements need not be populated in beans. Spring will automatically assign values or references to those property elements.</text:p>
      <text:p text:style-name="P2"/>
      <text:p text:style-name="P3">7. @Transactional</text:p>
      <text:p text:style-name="P3"><text:tab/>@Transactional annotation can be used on class or method. A @Transactional annotation on a class or method specifies the default transaction semantics on it.</text:p>
      <text:p text:style-name="P2"/>
      <text:p text:style-name="P3">8. @Configuration</text:p>
      <text:p text:style-name="P3"><text:tab/>It is used for the classes that define the beans.</text:p>
      <text:p text:style-name="P2"/>
      <text:p text:style-name="P3">9. @ComponentScan</text:p>
      <text:p text:style-name="P3"><text:tab/>It is used to base classes. It identifies all the components( services,controllers etc).</text:p>
      <text:p text:style-name="P3"><text:soft-page-break/>10. @Lazy</text:p>
      <text:p text:style-name="P3"><text:tab/>If a class is annotated with @Lazy then it will be created and initialized only when it is first requested for.</text:p>
      <text:p text:style-name="P2"/>
      <text:p text:style-name="P3">11. @RequestMapping</text:p>
      <text:p text:style-name="P3"><text:tab/>This annotation is used to map the web requests to specific handler classes or methods.</text:p>
      <text:p text:style-name="P2"/>
      <text:p text:style-name="P3">12. @CrossOrigin</text:p>
      <text:p text:style-name="P3"><text:tab/>This annotation is also used for both class or method. It enables cross-origin requests.</text:p>
      <text:p text:style-name="P2"/>
      <text:p text:style-name="P3">13. @GetMapping</text:p>
      <text:p text:style-name="P3"><text:tab/>This annotation is used to map HTTP GET requests onto specific handler method. It is same as @RequestMapping(method=RequestMethod.GET).</text:p>
      <text:p text:style-name="P3"><text:tab/></text:p>
      <text:p text:style-name="P3">14. @PostMapping</text:p>
      <text:p text:style-name="P3"><text:tab/>This annotation is used to map HTTP POST requests onto specific handler method. It is same as @RequestMapping(method=RequestMethod.POST).</text:p>
      <text:p text:style-name="P2"/>
      <text:p text:style-name="P3">15. @PutMapping</text:p>
      <text:p text:style-name="P3"><text:tab/>This annotation is used to map HTTP PUT requests onto specific handler method.</text:p>
      <text:p text:style-name="P3">It is same as @RequestMapping(method=RequestMethod.PUT).</text:p>
      <text:p text:style-name="P2"/>
      <text:p text:style-name="P3">16. @DeleteMapping</text:p>
      <text:p text:style-name="P3"><text:tab/>This annotation is used to map HTTP Delete requests onto specific handler method. It is same as @RequestMapping(method=RequestMethod.DELETE).</text:p>
      <text:p text:style-name="P2"/>
      <text:p text:style-name="P3">17. @Cacheable</text:p>
      <text:p text:style-name="P3"><text:tab/>This annotation is used on method. It enables cache behavior for that method.</text:p>
      <text:p text:style-name="P2"/>
      <text:p text:style-name="P3">18. @Scope</text:p>
      <text:p text:style-name="P3"><text:tab/>This annotation is used to define the scope of the bean, by default the scope is Single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run Kumar </meta:initial-creator>
    <meta:creation-date>2018-01-14T21:35:32.10</meta:creation-date>
    <dc:date>2018-01-14T22:56:04.91</dc:date>
    <dc:creator>Tarun Kumar </dc:creator>
    <meta:editing-duration>PT1H5M20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39" meta:word-count="354" meta:character-count="2390"/>
  </office:meta>
</office:document-meta>
</file>